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tuk membuat php myadminmsql</text:p>
      <text:p text:style-name="Standard"><text:tab/></text:p>
      <text:list xml:id="list2190973995041022769" text:style-name="L1">
        <text:list-item>
          <text:p text:style-name="P2">buat kolom dalam phpmyadmin</text:p>
        </text:list-item>
        <text:list-item>
          <text:p text:style-name="P1">cd/var/www/html</text:p>
        </text:list-item>
        <text:list-item>
          <text:p text:style-name="P1">ls <text:span text:style-name="T1">untuk melihat isi</text:span></text:p>
        </text:list-item>
        <text:list-item>
          <text:p text:style-name="P1">mkdir phpmyadmin<text:span text:style-name="T1"> buat folder</text:span></text:p>
        </text:list-item>
        <text:list-item>
          <text:p text:style-name="P1">cd phpmyadmin/ <text:span text:style-name="T1">menempatkan</text:span></text:p>
        </text:list-item>
        <text:list-item>
          <text:p text:style-name="P1">ketik gedit (nama skrip yang antum pakai) ...nama file</text:p>
        </text:list-item>
        <text:list-item>
          <text:p text:style-name="P1">dia akan otomatis membuka <text:span text:style-name="T1">ketik sesuai contoh</text:span></text:p>
        </text:list-item>
        <text:list-item>
          <text:p text:style-name="P1"><text:span text:style-name="T1">langkah untuk memunculkan</text:span></text:p>
        </text:list-item>
        <text:list-item>
          <text:p text:style-name="P1">cd ..</text:p>
        </text:list-item>
        <text:list-item>
          <text:p text:style-name="P1">mv phpmyadmin phpcoba <text:span text:style-name="T1">merubah nama folder</text:span></text:p>
        </text:list-item>
        <text:list-item>
          <text:p text:style-name="P1"><text:span text:style-name="T2">ls</text:span><text:span text:style-name="T1"> cek apakah sudah berubah</text:span></text:p>
        </text:list-item>
        <text:list-item>
          <text:p text:style-name="P3">ketik localhost/ phpcoba di bro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d" fo:country="ID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Regular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urniadiputra </meta:initial-creator>
    <meta:creation-date>2018-10-17T09:58:44</meta:creation-date>
    <meta:document-statistic meta:table-count="0" meta:image-count="0" meta:object-count="0" meta:page-count="1" meta:paragraph-count="14" meta:word-count="69" meta:character-count="405"/>
    <dc:date>2018-10-17T14:07:52</dc:date>
    <dc:creator>kurniadiputra </dc:creator>
    <meta:editing-duration>PT23M37S</meta:editing-duration>
    <meta:editing-cycles>1</meta:editing-cycles>
    <meta:generator>OpenOffice/4.1.1$Unix OpenOffice.org_project/411m6$Build-9775</meta:generator>
  </office:meta>
</office:document-meta>
</file>